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5">
            <text:p>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5.17">
            <text:p>5,17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float" office:value="5.25">
            <text:p>5,25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float" office:value="6.96">
            <text:p>6,9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.96">
            <text:p>6,96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float" office:value="6.5">
            <text:p>6,5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42.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name-complex="Noto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3">03/09/2023</text:date>, <text:time>14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3T14:49:03</meta:creation-date>
    <meta:editing-duration>PT13S</meta:editing-duration>
    <meta:editing-cycles>2</meta:editing-cycles>
    <meta:generator>AndrOpen_Office/5.3.5$Unix OpenOffice.org_project/4112m1$Build-9809</meta:generator>
    <dc:date>2023-09-03T14:49:41</dc:date>
    <meta:document-statistic meta:table-count="3" meta:cell-count="7" meta:object-count="0"/>
  </office:meta>
</office:document-meta>
</file>